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96f" officeooo:paragraph-rsid="0019c9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nfjkrfkrjkjjrkt<text:line-break/>;klflkllk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4:55:03.972304967</meta:creation-date>
    <meta:generator>LibreOffice/6.0.3.2$Linux_X86_64 LibreOffice_project/00m0$Build-2</meta:generator>
    <dc:date>2019-01-09T16:46:39.986459067</dc:date>
    <meta:editing-duration>PT6S</meta:editing-duration>
    <meta:editing-cycles>1</meta:editing-cycles>
    <meta:document-statistic meta:table-count="0" meta:image-count="0" meta:object-count="0" meta:page-count="1" meta:paragraph-count="1" meta:word-count="2" meta:character-count="27" meta:non-whitespace-character-count="26"/>
  </office:meta>
</office:document-meta>
</file>